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1000000011DC3036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1.949cm" table:align="left"/>
    </style:style>
    <style:style style:name="Tableau1.A" style:family="table-column">
      <style:table-column-properties style:column-width="3.98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GB"/>
    </style:style>
    <style:style style:name="P2" style:family="paragraph" style:parent-style-name="Table_20_Contents">
      <style:text-properties fo:language="en" fo:country="GB" fo:font-weight="bold" style:font-weight-asian="bold" style:font-weight-complex="bold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Standard" style:list-style-name="L1"/>
    <style:style style:name="T1" style:family="text">
      <style:text-properties fo:language="en" fo:country="GB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text-indent="-0.501cm" fo:margin-left="0.80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Office Demo Template</text:h>
      <text:p text:style-name="P3"/>
      <text:p text:style-name="P3">We can substitute simple fields: <text:text-input text:description="simpleField">(simpleField)</text:text-input></text:p>
      <text:p text:style-name="P3">Another printout of simple field: <text:text-input text:description="simpleField">(simpleField)</text:text-input></text:p>
      <text:p text:style-name="P3"/>
      <text:p text:style-name="P3">Field with %enc: <text:text-input text:description="%enc:encField">(encField)</text:text-input></text:p>
      <text:p text:style-name="P3"/>
      <text:p text:style-name="P3">Field with OOXML: <text:text-input text:description="OOXML:ooxmlField">(ooxmlField)</text:text-input></text:p>
      <text:p text:style-name="P5"><text:script script:language="JODScript">&lt;set var="hisHer" value="male ?  'His' : 'Her'"/&gt;</text:script></text:p>
      <text:p text:style-name="P5"><text:script script:language="JODScript">&lt;set var="ihmIhr" value="male ?  'Ihm' : 'Ihr'"/&gt;</text:script><text:text-input text:description="hisHer">HisHer</text:text-input> stuff...</text:p>
      <text:p text:style-name="P3"/>
      <text:p text:style-name="P3">Field with content form Vaadin Rich Text Box: </text:p>
      <text:p text:style-name="P3"/>
      <text:p text:style-name="P3"><text:text-input text:description="OOXML:content">(OOXML:content)</text:text-input></text:p>
      <text:p text:style-name="P3"/>
      <text:p text:style-name="P3">Optional paragraph <text:script script:language="JODScript">&lt;if test="showParagraph_p1" element="p"/&gt;</text:script></text:p>
      <text:p text:style-name="P3"><text:script script:language="JODScript">&lt;if test="!showParagraph_p1" element="p"/&gt;</text:script>Another optional paragraph.</text:p>
      <text:p text:style-name="P3"/>
      <text:p text:style-name="P3">Use internal variables for test:</text:p>
      <text:p text:style-name="P3"><text:script script:language="JODScript">&lt;if test="simpleField=='Hallo World!'" element="p"/&gt;</text:script>If simpleField='Hallo World!' this will be printed!</text:p>
      <text:p text:style-name="P3"/>
      <text:p text:style-name="P3">We can iterate over a collection: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Month</text:p>
          </table:table-cell>
          <table:table-cell table:style-name="Tableau1.A1" office:value-type="string">
            <text:p text:style-name="P2">Temperature min</text:p>
          </table:table-cell>
          <table:table-cell table:style-name="Tableau1.C1" office:value-type="string">
            <text:p text:style-name="P2">Temperature max</text:p>
          </table:table-cell>
        </table:table-row>
        <table:table-row>
          <table:table-cell table:style-name="Tableau1.A2" office:value-type="string">
            <text:p text:style-name="P1"><text:script script:language="JODScript">&lt;forEach items="months" var="m"
  element="table-row"/&gt;</text:script> <text:text-input text:description="m.get(&quot;name&quot;)">month</text:text-input></text:p>
          </table:table-cell>
          <table:table-cell table:style-name="Tableau1.A2" office:value-type="string">
            <text:p text:style-name="P1"><text:text-input text:description="m.get(&quot;min&quot;)">min</text:text-input></text:p>
          </table:table-cell>
          <table:table-cell table:style-name="Tableau1.C2" office:value-type="string">
            <text:p text:style-name="P1"><text:text-input text:description="m.get(&quot;max&quot;)">max</text:text-input></text:p>
          </table:table-cell>
        </table:table-row>
      </table:table>
      <text:p text:style-name="P3"/>
      <text:p text:style-name="P3">Checkbox-Lists</text:p>
      <text:p text:style-name="P4"><text:s text:c="2"/><text:text-input text:description="isGreen">☐</text:text-input><text:tab/>The world is a disk. The world is a disk. The world is a disk. The world is a disk. The world is a disk. The world is a disk. The world is a disk. </text:p>
      <text:p text:style-name="P4"><text:s text:c="2"/><text:text-input text:description="isYellow">☐</text:text-input><text:tab/>The world is a globe. The world is a globe. The world is a globe. The world is a globe. The world is a globe. The world is a globe. The world is a globe. </text:p>
      <text:p text:style-name="P3"/>
      <text:p text:style-name="P3">Bulletpoint-Lists</text:p>
      <text:list xml:id="list32507139" text:style-name="L1">
        <text:list-item>
          <text:p text:style-name="P6"><text:span text:style-name="T1"><text:text-input text:description="i.get(&quot;value&quot;)">bullet bullet bullet bullet bullet bullet bullet bullet bullet bullet bullet bullet bullet bullet bullet bullet bullet bullet bullet bullet bullet bullet bullet bullet bullet bullet </text:text-input></text:span><text:span text:style-name="T1"><text:script script:language="JODScript">&lt;forEach items="items" var="i"
  element="list-item"/&gt;</text:script></text:span></text:p>
        </text:list-item>
      </text:list>
      <text:p text:style-name="P3"/>
      <text:p text:style-name="P3">Image</text:p>
      <text:p text:style-name="P3"><draw:frame draw:style-name="fr1" draw:name="worldImage" text:anchor-type="paragraph" svg:x="0.64cm" svg:y="0.071cm" svg:width="3cm" svg:height="3cm" draw:z-index="0"><draw:image xlink:href="Pictures/1000020000000001000000011DC3036D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my-bold" style:family="text">
      <style:text-properties fo:font-weight="bold"/>
    </style:style>
    <style:style style:name="my-italic" style:family="text">
      <style:text-properties fo:font-style="italic"/>
    </style:style>
    <style:style style:name="my-underlined" style:family="text"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4-02T12:47:11</meta:creation-date>
    <dc:creator>Jürgen Weismüller</dc:creator>
    <dc:date>2014-05-23T12:35:45.02</dc:date>
    <dc:language>fr-FR</dc:language>
    <meta:editing-cycles>106</meta:editing-cycles>
    <meta:editing-duration>PT14H14M</meta:editing-duration>
    <meta:document-statistic meta:table-count="1" meta:image-count="1" meta:object-count="0" meta:page-count="1" meta:paragraph-count="26" meta:word-count="167" meta:character-count="994"/>
    <meta:user-defined meta:name="Info 1"/>
    <meta:user-defined meta:name="Info 2"/>
    <meta:user-defined meta:name="Info 3"/>
    <meta:user-defined meta:name="Info 4"/>
  </office:meta>
</office:document-meta>
</file>